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Pictures/10000000000000080000000869C4C1C2F191553E.png" manifest:media-type="image/png"/>
  <manifest:file-entry manifest:full-path="Object 8/Pictures/1000000000000008000000085CF61BAC80C2C8FC.png" manifest:media-type="image/png"/>
  <manifest:file-entry manifest:full-path="Object 8/Pictures/10000000000000080000000838BCEC06B2703B53.png" manifest:media-type="image/png"/>
  <manifest:file-entry manifest:full-path="Object 8/Pictures/100000000000000800000008FD1E296D0C3BA707.png" manifest:media-type="image/png"/>
  <manifest:file-entry manifest:full-path="Object 8/Pictures/100000000000000800000008AC54DDFABF87AF43.png" manifest:media-type="image/png"/>
  <manifest:file-entry manifest:full-path="Object 8/Pictures/10000000000000080000000886450640D649E9D9.png" manifest:media-type="image/png"/>
  <manifest:file-entry manifest:full-path="Object 8/Pictures/100000000000000800000008BB6C60F825ECA3A7.png" manifest:media-type="image/png"/>
  <manifest:file-entry manifest:full-path="Object 8/Pictures/100000000000000800000008CA1F5B316E38C134.png" manifest:media-type="image/png"/>
  <manifest:file-entry manifest:full-path="Object 8/Pictures/1000000000000008000000085C47834B63C1B00F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6pt" svg:height="255.29pt" svg:x="568.23pt" svg:y="367.4pt">
            <draw:object draw:notify-on-update-of-ranges="sumary.B2:sumary.L2 sumary.A3:sumary.A3 sumary.B4:sumary.L4 sumary.A5:sumary.A5 sumary.B6:sumary.L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6pt" svg:height="255.29pt" svg:x="753.93pt" svg:y="61.31pt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29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2" calcext:value-type="float">
            <text:p>19.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5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8:15:05.198622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7-11T18:40:55.638052740</dc:date>
    <meta:editing-duration>P3DT16H7M41S</meta:editing-duration>
    <meta:editing-cycles>37</meta:editing-cycles>
    <meta:generator>LibreOffice/6.0.7.3$Linux_X86_64 LibreOffice_project/00m0$Build-3</meta:generator>
    <meta:document-statistic meta:table-count="3" meta:cell-count="31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bottom" svg:x="6.971cm" svg:y="8.407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82cm" svg:height="6.883cm">
          <chartooo:coordinate-region svg:x="2.322cm" svg:y="0.18cm" svg:width="13.361cm" svg:height="6.236cm"/>
          <chart:axis chart:dimension="x" chart:name="primary-x" chart:style-name="ch4" chartooo:axis-type="auto">
            <chartooo:date-scale/>
            <chart:title svg:x="7.722cm" svg:y="7.243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5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9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2.464cm" svg:y="0.616cm" style:legend-expansion="custom" chartooo:width="1.975cm" chartooo:height="1.446cm" style:legend-expansion-aspect-ratio="1.36583679114799" chart:style-name="ch2"/>
        <chart:plot-area chart:style-name="ch3" table:cell-range-address="sumary.B2:sumary.L2 sumary.A3:sumary.A3 sumary.B4:sumary.L4 sumary.A5:sumary.A5 sumary.B6:sumary.L6" chart:data-source-has-labels="both" svg:x="1.331cm" svg:y="0.18cm" svg:width="14.352cm" svg:height="7.666cm">
          <chartooo:coordinate-region svg:x="1.952cm" svg:y="0.38cm" svg:width="13.731cm" svg:height="6.8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4.877cm" chart:style-name="ch8">
              <text:p>keVcm²/mg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.B2:cmos.L2 cmos.A10:cmos.A10 cmos.B11:cmos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.B2:cmos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.B11:cmos.L11" chart:label-cell-address="cmos.A10:cmos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9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65"/>
      <style:graphic-properties draw:fill="bitmap" draw:fill-color="#004586" draw:fill-image-name="ChartBitmap_20_9" dr3d:edge-rounding="5%"/>
      <style:text-properties fo:font-size="9pt" style:font-size-asian="10pt" style:font-size-complex="10pt"/>
    </style:style>
    <style:style style:name="ch10" style:family="chart" style:data-style-name="N129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 style:rotation-angle="65"/>
      <style:graphic-properties draw:fill="bitmap" draw:fill-color="#ff420e" draw:fill-image-name="ChartBitmap_20_5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2.464cm" svg:y="0.616cm" style:legend-expansion="custom" chartooo:width="1.975cm" chartooo:height="1.446cm" style:legend-expansion-aspect-ratio="1.36583679114799" chart:style-name="ch2"/>
        <chart:plot-area chart:style-name="ch3" table:cell-range-address="sumary.B2:sumary.L2 sumary.A3:sumary.A3 sumary.B4:sumary.L4 sumary.A5:sumary.A5 sumary.B6:sumary.L6" chart:data-source-has-labels="both" svg:x="1.331cm" svg:y="0.18cm" svg:width="14.352cm" svg:height="7.666cm">
          <chartooo:coordinate-region svg:x="1.952cm" svg:y="0.18cm" svg:width="13.731cm" svg:height="7.0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314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2"/>
            <chart:data-point chart:style-name="ch11" chart:repeated="3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FD1E296D0C3BA707.png" xlink:type="simple" xlink:show="embed" xlink:actuate="onLoad"/>
    <draw:fill-image draw:name="ChartBitmap_20_2" draw:display-name="ChartBitmap 2" xlink:href="Pictures/1000000000000008000000085CF61BAC80C2C8FC.png" xlink:type="simple" xlink:show="embed" xlink:actuate="onLoad"/>
    <draw:fill-image draw:name="ChartBitmap_20_3" draw:display-name="ChartBitmap 3" xlink:href="Pictures/100000000000000800000008BB6C60F825ECA3A7.png" xlink:type="simple" xlink:show="embed" xlink:actuate="onLoad"/>
    <draw:fill-image draw:name="ChartBitmap_20_4" draw:display-name="ChartBitmap 4" xlink:href="Pictures/100000000000000800000008AC54DDFABF87AF43.png" xlink:type="simple" xlink:show="embed" xlink:actuate="onLoad"/>
    <draw:fill-image draw:name="ChartBitmap_20_5" draw:display-name="ChartBitmap 5" xlink:href="Pictures/100000000000000800000008CA1F5B316E38C134.png" xlink:type="simple" xlink:show="embed" xlink:actuate="onLoad"/>
    <draw:fill-image draw:name="ChartBitmap_20_6" draw:display-name="ChartBitmap 6" xlink:href="Pictures/1000000000000008000000085C47834B63C1B00F.png" xlink:type="simple" xlink:show="embed" xlink:actuate="onLoad"/>
    <draw:fill-image draw:name="ChartBitmap_20_7" draw:display-name="ChartBitmap 7" xlink:href="Pictures/10000000000000080000000838BCEC06B2703B53.png" xlink:type="simple" xlink:show="embed" xlink:actuate="onLoad"/>
    <draw:fill-image draw:name="ChartBitmap_20_8" draw:display-name="ChartBitmap 8" xlink:href="Pictures/10000000000000080000000869C4C1C2F191553E.png" xlink:type="simple" xlink:show="embed" xlink:actuate="onLoad"/>
    <draw:fill-image draw:name="ChartBitmap_20_9" draw:display-name="ChartBitmap 9" xlink:href="Pictures/10000000000000080000000886450640D649E9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